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svg:stroke-width="0.05cm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cm" svg:stroke-color="#000000" draw:marker-start="" draw:marker-start-width="0.375cm" draw:marker-start-center="false" draw:marker-end="" draw:marker-end-width="0.375cm" draw:marker-end-center="false" svg:stroke-opacity="100%" draw:stroke-linejoin="round" draw:fill="gradient" draw:fill-color="#99ccff" draw:secondary-fill-color="#99ccff" draw:fill-gradient-name="Light_20_gray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-width="0.275cm" draw:marker-end-width="0.275cm" draw:fill="gradient" draw:fill-gradient-name="Light_20_gray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  <style:text-properties fo:font-size="16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.543cm" svg:height="1.71cm" svg:x="3.167cm" svg:y="3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id="id1" draw:layer="layout" svg:width="2cm" svg:height="1cm" svg:x="3.667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2cm" svg:height="1cm" svg:x="12.667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">
          <draw:glue-point draw:id="4" svg:x="4.165cm" svg:y="-2cm"/>
          <draw:glue-point draw:id="5" svg:x="1.665cm" svg:y="-5cm"/>
          <draw:glue-point draw:id="6" svg:x="2.86cm" svg:y="-5cm"/>
          <draw:custom-shape draw:style-name="gr3" draw:text-style-name="P3" draw:layer="layout" svg:width="2cm" svg:height="1cm" svg:x="3.667cm" svg:y="5.9cm">
            <text:p text:style-name="P2"><text:span text:style-name="T1">S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4" draw:text-style-name="P4" draw:layer="layout" draw:type="curve" svg:x1="4.667cm" svg:y1="2.4cm" svg:x2="4.667cm" svg:y2="5.9cm" draw:start-shape="id1" draw:start-glue-point="2" draw:end-shape="id2" draw:end-glue-point="0">
          <text:p/>
        </draw:connector>
        <draw:connector draw:style-name="gr4" draw:text-style-name="P4" draw:layer="layout" draw:type="curve" draw:line-skew="0.562cm" svg:x1="4.667cm" svg:y1="6.9cm" svg:x2="13.667cm" svg:y2="6.9cm" draw:start-shape="id2" draw:start-glue-point="2" draw:end-shape="id3" draw:end-glue-point="2">
          <text:p/>
        </draw:connector>
        <draw:connector draw:style-name="gr4" draw:text-style-name="P4" draw:layer="layout" draw:type="curve" svg:x1="12.667cm" svg:y1="6.4cm" svg:x2="5.667cm" svg:y2="6.4cm" draw:start-shape="id3" draw:start-glue-point="3" draw:end-shape="id2" draw:end-glue-point="1">
          <text:p/>
        </draw:connector>
        <draw:connector draw:style-name="gr4" draw:text-style-name="P4" draw:layer="layout" draw:type="curve" svg:x1="3.833cm" svg:y1="0.762cm" svg:x2="4.667cm" svg:y2="1.4cm" draw:end-shape="id1" draw:end-glue-point="0">
          <text:p/>
        </draw:connector>
        <draw:frame draw:style-name="gr1" draw:layer="layout" svg:width="4.367cm" svg:height="2.602cm" svg:x="0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4" draw:text-style-name="P4" draw:layer="layout" draw:type="curve" draw:line-skew="0.738cm -1.122cm" svg:x1="4.667cm" svg:y1="6.9cm" svg:x2="3.667cm" svg:y2="6.4cm" draw:start-shape="id2" draw:start-glue-point="2" draw:end-shape="id2" draw:end-glue-point="3">
          <text:p/>
        </draw:connector>
        <draw:frame draw:style-name="gr1" draw:layer="layout" svg:width="10.359cm" svg:height="2.602cm" svg:x="5.208cm" svg:y="7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6.486cm" svg:height="2.602cm" svg:x="6.081cm" svg:y="4.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draw:id="id4" draw:layer="layout" svg:width="2cm" svg:height="1cm" svg:x="12.667cm" svg:y="1.407cm">
          <draw:glue-point draw:id="4" svg:x="-3.335cm" svg:y="5.01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curve" svg:x1="5.667cm" svg:y1="1.9cm" svg:x2="12.667cm" svg:y2="1.907cm" draw:start-shape="id1" draw:start-glue-point="1" draw:end-shape="id4" draw:end-glue-point="3">
          <text:p/>
        </draw:connector>
        <draw:connector draw:style-name="gr4" draw:text-style-name="P4" draw:layer="layout" draw:type="curve" draw:line-skew="-1.198cm" svg:x1="5.239cm" svg:y1="5.9cm" svg:x2="13cm" svg:y2="2.407cm" draw:start-shape="id2" draw:start-glue-point="6" draw:end-shape="id4" draw:end-glue-point="4">
          <text:p/>
        </draw:connector>
        <draw:connector draw:style-name="gr4" draw:text-style-name="P4" draw:layer="layout" draw:type="curve" svg:x1="13.667cm" svg:y1="5.9cm" svg:x2="13.667cm" svg:y2="2.407cm" draw:start-shape="id3" draw:start-glue-point="0" draw:end-shape="id4" draw:end-glue-point="2">
          <text:p/>
        </draw:connector>
        <draw:connector draw:style-name="gr4" draw:text-style-name="P4" draw:layer="layout" draw:type="curve" draw:line-skew="0.145cm -0.633cm" svg:x1="14.667cm" svg:y1="1.907cm" svg:x2="13.667cm" svg:y2="1.407cm" draw:start-shape="id4" draw:start-glue-point="1" draw:end-shape="id4" draw:end-glue-point="0">
          <text:p/>
        </draw:connector>
        <draw:custom-shape draw:style-name="gr5" draw:text-style-name="P1" draw:layer="layout" svg:width="1.693cm" svg:height="0.712cm" svg:x="12.821cm" svg:y="1.551cm">
          <draw:glue-point draw:id="4" svg:x="-3.335cm" svg:y="5.01cm"/>
          <text:p text:style-name="P5"><text:span text:style-name="T2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cm" svg:height="1cm" svg:x="12.667cm" svg:y="1.407cm">
          <draw:glue-point draw:id="4" svg:x="-3.335cm" svg:y="5.01cm"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93cm" svg:height="0.712cm" svg:x="12.821cm" svg:y="1.551cm">
          <draw:glue-point draw:id="4" svg:x="-3.335cm" svg:y="5.01cm"/>
          <text:p text:style-name="P5"><text:span text:style-name="T2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93cm" svg:height="0.712cm" svg:x="3.821cm" svg:y="1.544cm">
          <draw:glue-point draw:id="4" svg:x="-3.335cm" svg:y="5.01cm"/>
          <text:p text:style-name="P5"><text:span text:style-name="T2">S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693cm" svg:height="0.712cm" svg:x="12.821cm" svg:y="6.044cm">
          <draw:glue-point draw:id="4" svg:x="-3.335cm" svg:y="5.01cm"/>
          <text:p text:style-name="P5"><text:span text:style-name="T2">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layer="layout" svg:width="0.558cm" svg:height="0.721cm" svg:x="7.719cm" svg:y="1.1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1.544cm" svg:height="0.989cm" svg:x="7.952cm" svg:y="3.03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1.544cm" svg:height="0.989cm" svg:x="10.28cm" svg:y="2.82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1.544cm" svg:height="0.989cm" svg:x="13.816cm" svg:y="3.0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1.544cm" svg:height="0.989cm" svg:x="13.795cm" svg:y="4.62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1.265cm" svg:height="0.721cm" svg:x="12.42cm" svg:y="0.085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1">
  <office:styles>
    <draw:gradient draw:name="Light_20_gray" draw:display-name="Light gra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0.7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3.0_Beta$Unix OpenOffice.org_project/300m2$Build-9281</meta:generator>
    <meta:creation-date>2007-08-02T18:29:40</meta:creation-date>
    <dc:date>2008-04-01T22:09:31</dc:date>
    <meta:editing-cycles>23</meta:editing-cycles>
    <meta:editing-duration>PT01H07M57S</meta:editing-duration>
    <meta:document-statistic meta:object-count="2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T</math:mi>
            <math:mn>0</math:mn>
          </math:msub>
          <math:mi>:</math:mi>
          <math:mi>b</math:mi>
        </math:mrow>
      </math:mtr>
      <math:mtr>
        <math:mrow>
          <math:mo math:stretchy="false">{</math:mo>
          <math:msub>
            <math:mi>x</math:mi>
            <math:msub>
              <math:mi>T</math:mi>
              <math:mn>0</math:mn>
            </math:msub>
          </math:msub>
          <math:mo math:stretchy="false">}</math:mo>
        </math:mrow>
      </math:mtr>
    </math:mtable>
    <math:annotation math:encoding="StarMath 5.0">T_0: b newline
\{ x_{T_0} \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a</math:mi>
      <math:mi>,</math:mi>
      <math:mi>b</math:mi>
    </math:mrow>
    <math:annotation math:encoding="StarMath 5.0">a, 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1</math:mn>
            </math:msub>
            <math:mi>:</math:mi>
            <math:mi>a</math:mi>
          </math:mrow>
        </math:mrow>
      </math:mtr>
      <math:mtr>
        <math:mrow>
          <math:mo math:stretchy="false">(</math:mo>
          <math:mrow>
            <math:mrow>
              <math:msub>
                <math:mi>x</math:mi>
                <math:msub>
                  <math:mi>T</math:mi>
                  <math:mn>1</math:mn>
                </math:msub>
              </math:msub>
              <math:mo math:stretchy="false">=</math:mo>
              <math:mrow>
                <math:mn>1</math:mn>
                <math:mo math:stretchy="false">∨</math:mo>
                <math:msub>
                  <math:mi>x</math:mi>
                  <math:msub>
                    <math:mi>T</math:mi>
                    <math:mn>3</math:mn>
                  </math:msub>
                </math:msub>
              </math:mrow>
            </math:mrow>
            <math:mo math:stretchy="false">=</math:mo>
            <math:mn>1</math:mn>
          </math:mrow>
          <math:mo math:stretchy="false">)</math:mo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1</math:mn>
              </math:msub>
            </math:msub>
            <math:mo math:stretchy="false">}</math:mo>
          </math:mrow>
        </math:mrow>
      </math:mtr>
    </math:mtable>
    <math:annotation math:encoding="StarMath 5.0">alignl
T_1: a newline
(x_{T_1} = 1 or x_{T_3} = 1) newline 
alignl \{ x_{T_1} \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2</math:mn>
            </math:msub>
            <math:mi>:</math:mi>
            <math:mi>b</math:mi>
          </math:mrow>
        </math:mrow>
      </math:mtr>
      <math:mtr>
        <math:mrow>
          <math:mo math:stretchy="false">(</math:mo>
          <math:mrow>
            <math:mrow>
              <math:mrow>
                <math:mo math:stretchy="false">(</math:mo>
                <math:mrow>
                  <math:mrow>
                    <math:mn>0</math:mn>
                    <math:mo math:stretchy="false">&lt;</math:mo>
                    <math:msub>
                      <math:mi>x</math:mi>
                      <math:msub>
                        <math:mi>T</math:mi>
                        <math:mn>1</math:mn>
                      </math:msub>
                    </math:msub>
                  </math:mrow>
                  <math:mo math:stretchy="false">&lt;</math:mo>
                  <math:mn>1</math:mn>
                </math:mrow>
                <math:mo math:stretchy="false">)</math:mo>
              </math:mrow>
              <math:mo math:stretchy="false">∨</math:mo>
              <math:mrow>
                <math:mo math:stretchy="false">(</math:mo>
                <math:mrow>
                  <math:mrow>
                    <math:mn>0</math:mn>
                    <math:mo math:stretchy="false">&lt;</math:mo>
                    <math:msub>
                      <math:mi>x</math:mi>
                      <math:msub>
                        <math:mi>T</math:mi>
                        <math:mn>3</math:mn>
                      </math:msub>
                    </math:msub>
                  </math:mrow>
                  <math:mo math:stretchy="false">&lt;</math:mo>
                  <math:mn>1</math:mn>
                </math:mrow>
                <math:mo math:stretchy="false">)</math:mo>
              </math:mrow>
            </math:mrow>
            <math:mo math:stretchy="false">∨</math:mo>
            <math:mrow>
              <math:mo math:stretchy="false">(</math:mo>
              <math:mrow>
                <math:mrow>
                  <math:mn>0</math:mn>
                  <math:mo math:stretchy="false">&lt;</math:mo>
                  <math:msub>
                    <math:mi>x</math:mi>
                    <math:msub>
                      <math:mi>T</math:mi>
                      <math:mn>0</math:mn>
                    </math:msub>
                  </math:msub>
                </math:mrow>
                <math:mo math:stretchy="false">&lt;</math:mo>
                <math:mn>1</math:mn>
              </math:mrow>
              <math:mo math:stretchy="false">)</math:mo>
            </math:mrow>
          </math:mrow>
          <math:mo math:stretchy="false">)</math:mo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2</math:mn>
              </math:msub>
            </math:msub>
            <math:mi>,</math:mi>
            <math:msub>
              <math:mi>y</math:mi>
              <math:msub>
                <math:mi>S</math:mi>
                <math:mn>2</math:mn>
              </math:msub>
            </math:msub>
            <math:mo math:stretchy="false">}</math:mo>
          </math:mrow>
        </math:mrow>
      </math:mtr>
    </math:mtable>
    <math:annotation math:encoding="StarMath 5.0">alignl
T_2: b newline
( (0 &lt; x_{T_1} &lt; 1) or (0 &lt; x_{T_3} &lt; 1) or (0 &lt; x_{T_0} &lt; 1) ) newline 
alignl \{ x_{T_2}, y_{S_2} \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T</math:mi>
              <math:mn>3</math:mn>
            </math:msub>
            <math:mi>:</math:mi>
            <math:mo math:stretchy="false">ɛ</math:mo>
            <math:mtext/>
          </math:mrow>
        </math:mrow>
      </math:mtr>
      <math:mtr>
        <math:mrow>
          <math:mo math:stretchy="false">(</math:mo>
          <math:mrow>
            <math:mrow>
              <math:mrow>
                <math:msub>
                  <math:mi>x</math:mi>
                  <math:msub>
                    <math:mi>T</math:mi>
                    <math:mn>1</math:mn>
                  </math:msub>
                </math:msub>
                <math:mo math:stretchy="false">=</math:mo>
                <math:mrow>
                  <math:mn>1</math:mn>
                  <math:mo math:stretchy="false">∨</math:mo>
                  <math:msub>
                    <math:mi>x</math:mi>
                    <math:msub>
                      <math:mi>T</math:mi>
                      <math:mn>3</math:mn>
                    </math:msub>
                  </math:msub>
                </math:mrow>
              </math:mrow>
              <math:mo math:stretchy="false">=</math:mo>
              <math:mrow>
                <math:mn>1</math:mn>
                <math:mo math:stretchy="false">∨</math:mo>
                <math:msub>
                  <math:mi>x</math:mi>
                  <math:msub>
                    <math:mi>T</math:mi>
                    <math:mn>0</math:mn>
                  </math:msub>
                </math:msub>
              </math:mrow>
            </math:mrow>
            <math:mo math:stretchy="false">=</math:mo>
            <math:mn>1</math:mn>
          </math:mrow>
          <math:mo math:stretchy="false">)</math:mo>
        </math:mrow>
      </math:mtr>
      <math:mtr>
        <math:mrow>
          <math:mrow>
            <math:mo math:stretchy="false">{</math:mo>
            <math:msub>
              <math:mi>x</math:mi>
              <math:msub>
                <math:mi>T</math:mi>
                <math:mn>3</math:mn>
              </math:msub>
            </math:msub>
            <math:mo math:stretchy="false">}</math:mo>
          </math:mrow>
        </math:mrow>
      </math:mtr>
    </math:mtable>
    <math:annotation math:encoding="StarMath 5.0">alignl
T_3: %varepsilon% newline
(x_{T_1} = 1 or x_{T_3} = 1 or x_{T_0} = 1) newline 
alignl \{ x_{T_3} \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a</math:mi>
      <math:mi>,</math:mi>
      <math:mover math:accent="true">
        <math:msubsup>
          <math:mi>g</math:mi>
          <math:mi>a</math:mi>
          <math:mn>1</math:mn>
        </math:msubsup>
        <math:mo math:stretchy="false">˜</math:mo>
      </math:mover>
    </math:mrow>
    <math:annotation math:encoding="StarMath 5.0">a, widetilde g_a^1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b</math:mi>
      <math:mi>,</math:mi>
      <math:mover math:accent="true">
        <math:msubsup>
          <math:mi>g</math:mi>
          <math:mi>b</math:mi>
          <math:mn>1</math:mn>
        </math:msubsup>
        <math:mo math:stretchy="false">˜</math:mo>
      </math:mover>
    </math:mrow>
    <math:annotation math:encoding="StarMath 5.0">b, widetilde g_b^1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a</math:mi>
      <math:mi>,</math:mi>
      <math:mover math:accent="true">
        <math:msubsup>
          <math:mi>g</math:mi>
          <math:mi>a</math:mi>
          <math:mn>2</math:mn>
        </math:msubsup>
        <math:mo math:stretchy="false">˜</math:mo>
      </math:mover>
    </math:mrow>
    <math:annotation math:encoding="StarMath 5.0">a, widetilde g_a^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b</math:mi>
      <math:mi>,</math:mi>
      <math:mover math:accent="true">
        <math:msubsup>
          <math:mi>g</math:mi>
          <math:mi>b</math:mi>
          <math:mn>2</math:mn>
        </math:msubsup>
        <math:mo math:stretchy="false">˜</math:mo>
      </math:mover>
    </math:mrow>
    <math:annotation math:encoding="StarMath 5.0">b, widetilde g_b^2 </math:annotation>
  </math:semantics>
</math:math>
</file>